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47cm" fo:margin-left="0.143cm" fo:margin-right="-0.023cm" table:align="margins"/>
    </style:style>
    <style:style style:name="Tabla1.A" style:family="table-column">
      <style:table-column-properties style:column-width="5.641cm" style:rel-column-width="21160*"/>
    </style:style>
    <style:style style:name="Tabla1.B" style:family="table-column">
      <style:table-column-properties style:column-width="5.943cm" style:rel-column-width="22290*"/>
    </style:style>
    <style:style style:name="Tabla1.C" style:family="table-column">
      <style:table-column-properties style:column-width="5.888cm" style:rel-column-width="22085*"/>
    </style:style>
    <style:style style:name="Tabla1.1" style:family="table-row">
      <style:table-row-properties style:min-row-height="3.069cm"/>
    </style:style>
    <style:style style:name="Tabla1.A1" style:family="table-cell">
      <style:table-cell-properties fo:padding="0.097cm" fo:border-left="2.05pt double-thin #000000" fo:border-right="none" fo:border-top="2.05pt double-thin #000000" fo:border-bottom="2.05pt double-thin #000000"/>
    </style:style>
    <style:style style:name="Tabla1.C1" style:family="table-cell">
      <style:table-cell-properties fo:padding="0.097cm" fo:border="2.05pt double-thin #000000"/>
    </style:style>
    <style:style style:name="Tabla1.2" style:family="table-row">
      <style:table-row-properties style:min-row-height="3.043cm"/>
    </style:style>
    <style:style style:name="Tabla1.A2" style:family="table-cell">
      <style:table-cell-properties fo:padding="0.097cm" fo:border-left="2.05pt double-thin #000000" fo:border-right="none" fo:border-top="none" fo:border-bottom="2.05pt double-thin #000000"/>
    </style:style>
    <style:style style:name="Tabla1.C2" style:family="table-cell">
      <style:table-cell-properties fo:padding="0.097cm" fo:border-left="2.05pt double-thin #000000" fo:border-right="2.05pt double-thin #000000" fo:border-top="none" fo:border-bottom="2.05pt double-thin #000000"/>
    </style:style>
    <style:style style:name="Tabla1.3" style:family="table-row">
      <style:table-row-properties style:min-row-height="3.096cm"/>
    </style:style>
    <style:style style:name="Tabla1.5" style:family="table-row">
      <style:table-row-properties style:min-row-height="3.149cm"/>
    </style:style>
    <style:style style:name="Tabla1.6" style:family="table-row">
      <style:table-row-properties style:min-row-height="2.884cm"/>
    </style:style>
    <style:style style:name="Tabla1.7" style:family="table-row">
      <style:table-row-properties style:min-row-height="3.09cm"/>
    </style:style>
    <style:style style:name="Tabla1.8" style:family="table-row">
      <style:table-row-properties style:min-row-height="2.81cm"/>
    </style:style>
    <style:style style:name="P1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10c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1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1" office:value-type="string">
            <text:p text:style-name="P1">RED: SUTEBALIBRE</text:p>
            <text:p text:style-name="P1"><text:s text:c="9"/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2">
          <table:table-cell table:style-name="Tabla1.A2" office:value-type="string">
            <text:p text:style-name="P1">RED: SUTEBALIBRE</text:p>
            <text:p text:style-name="P1"><text:s text:c="9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10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10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3">
          <table:table-cell table:style-name="Tabla1.A2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10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9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3">
          <table:table-cell table:style-name="Tabla1.A2" office:value-type="string">
            <text:p text:style-name="P1">RED: SUTEBALIBRE</text:p>
            <text:p text:style-name="P1"><text:s text:c="9"/><text:span text:style-name="T1"><text:s/></text:span><text:s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9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9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5">
          <table:table-cell table:style-name="Tabla1.A2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9"/><text:span text:style-name="T1"><text:s/></text:span><text:s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9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6">
          <table:table-cell table:style-name="Tabla1.A2" office:value-type="string">
            <text:p text:style-name="P1">RED: SUTEBALIBRE</text:p>
            <text:p text:style-name="P1"><text:s text:c="9"/><text:span text:style-name="T1"><text:s/></text:span><text:s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9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9"/><text:span text:style-name="T1"><text:s/></text:span><text:s/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7">
          <table:table-cell table:style-name="Tabla1.A2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9"/><text:span text:style-name="T1"><text:s/></text:span><text:s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10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</table:table-row>
        <table:table-row table:style-name="Tabla1.8">
          <table:table-cell table:style-name="Tabla1.A2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A2" office:value-type="string">
            <text:p text:style-name="P1">RED: SUTEBALIBRE</text:p>
            <text:p text:style-name="P1"><text:s text:c="10"/></text:p>
            <text:p text:style-name="P1"/>
            <text:p text:style-name="P1">CONTRASEÑA: </text:p>
            <text:p text:style-name="P1"><text:s text:c="10"/>internet.libre</text:p>
          </table:table-cell>
          <table:table-cell table:style-name="Tabla1.C2" office:value-type="string">
            <text:p text:style-name="P1">RED: SUTEBALIBRE</text:p>
            <text:p text:style-name="P1"><text:s text:c="9"/><text:span text:style-name="T1"><text:s/></text:span></text:p>
            <text:p text:style-name="P1"/>
            <text:p text:style-name="P1">CONTRASEÑA: </text:p>
            <text:p text:style-name="P1"><text:s text:c="10"/>internet.lib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25T08:59:17.66</meta:creation-date>
    <dc:date>2022-09-09T05:50:18.772456551</dc:date>
    <meta:editing-duration>PT8H5M6S</meta:editing-duration>
    <meta:editing-cycles>17</meta:editing-cycles>
    <meta:generator>LibreOffice/7.3.5.2$Linux_X86_64 LibreOffice_project/30$Build-2</meta:generator>
    <meta:print-date>2022-09-09T05:38:42.417424293</meta:print-date>
    <meta:document-statistic meta:table-count="1" meta:image-count="0" meta:object-count="0" meta:page-count="1" meta:paragraph-count="96" meta:word-count="96" meta:character-count="1494" meta:non-whitespace-character-count="960"/>
  </office:meta>
</office:document-meta>
</file>